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paragraph-rsid="00046a22"/>
    </style:style>
    <style:style style:name="P2" style:family="paragraph" style:parent-style-name="Standard">
      <style:text-properties officeooo:paragraph-rsid="0005610d"/>
    </style:style>
    <style:style style:name="P3" style:family="paragraph" style:parent-style-name="Standard">
      <style:text-properties fo:color="#0066cc" officeooo:rsid="0005610d" officeooo:paragraph-rsid="0005610d"/>
    </style:style>
    <style:style style:name="P4" style:family="paragraph" style:parent-style-name="Standard">
      <style:text-properties fo:color="#0066cc" officeooo:rsid="00085aab" officeooo:paragraph-rsid="00085aab"/>
    </style:style>
    <style:style style:name="P5" style:family="paragraph" style:parent-style-name="Standard">
      <style:text-properties fo:color="#0066cc" officeooo:rsid="00117833" officeooo:paragraph-rsid="00117833"/>
    </style:style>
    <style:style style:name="P6" style:family="paragraph" style:parent-style-name="Standard">
      <style:text-properties officeooo:paragraph-rsid="00085aab"/>
    </style:style>
    <style:style style:name="P7" style:family="paragraph" style:parent-style-name="Standard">
      <style:text-properties officeooo:paragraph-rsid="0009e47f"/>
    </style:style>
    <style:style style:name="P8" style:family="paragraph" style:parent-style-name="Standard">
      <style:text-properties officeooo:paragraph-rsid="00117833"/>
    </style:style>
    <style:style style:name="P9" style:family="paragraph" style:parent-style-name="Standard">
      <style:text-properties officeooo:paragraph-rsid="001353a8"/>
    </style:style>
    <style:style style:name="P10" style:family="paragraph" style:parent-style-name="Standard">
      <style:text-properties officeooo:paragraph-rsid="00147249"/>
    </style:style>
    <style:style style:name="P11" style:family="paragraph" style:parent-style-name="Standard">
      <style:text-properties officeooo:paragraph-rsid="001699fc"/>
    </style:style>
    <style:style style:name="P12" style:family="paragraph" style:parent-style-name="Standard">
      <style:text-properties officeooo:paragraph-rsid="001866ae"/>
    </style:style>
    <style:style style:name="T1" style:family="text">
      <style:text-properties fo:color="#0066cc" officeooo:rsid="00046a22"/>
    </style:style>
    <style:style style:name="T2" style:family="text">
      <style:text-properties fo:color="#0066cc" officeooo:rsid="0007da21"/>
    </style:style>
    <style:style style:name="T3" style:family="text">
      <style:text-properties fo:color="#0066cc" officeooo:rsid="0009e47f"/>
    </style:style>
    <style:style style:name="T4" style:family="text">
      <style:text-properties fo:color="#0066cc" officeooo:rsid="000b4030"/>
    </style:style>
    <style:style style:name="T5" style:family="text">
      <style:text-properties fo:color="#0066cc" officeooo:rsid="000cbf34"/>
    </style:style>
    <style:style style:name="T6" style:family="text">
      <style:text-properties fo:color="#0066cc" officeooo:rsid="000e341a"/>
    </style:style>
    <style:style style:name="T7" style:family="text">
      <style:text-properties fo:color="#0066cc" officeooo:rsid="000f798c"/>
    </style:style>
    <style:style style:name="T8" style:family="text">
      <style:text-properties fo:color="#0066cc" officeooo:rsid="0010c26e"/>
    </style:style>
    <style:style style:name="T9" style:family="text">
      <style:text-properties fo:color="#0066cc" officeooo:rsid="001353a8"/>
    </style:style>
    <style:style style:name="T10" style:family="text">
      <style:text-properties fo:color="#0066cc" officeooo:rsid="00147249"/>
    </style:style>
    <style:style style:name="T11" style:family="text">
      <style:text-properties fo:color="#0066cc" officeooo:rsid="001699fc"/>
    </style:style>
    <style:style style:name="T12" style:family="text">
      <style:text-properties fo:color="#0066cc" officeooo:rsid="001843c6"/>
    </style:style>
    <style:style style:name="T13" style:family="text">
      <style:text-properties fo:color="#0066cc" officeooo:rsid="001866ae"/>
    </style:style>
    <style:style style:name="T14" style:family="text">
      <style:text-properties fo:color="#0066cc" officeooo:rsid="00187af6"/>
    </style:style>
    <style:style style:name="T15" style:family="text">
      <style:text-properties fo:color="#0066cc" officeooo:rsid="001a674a"/>
    </style:style>
    <style:style style:name="T16" style:family="text">
      <style:text-properties fo:color="#0066cc" officeooo:rsid="001ac3d5"/>
    </style:style>
    <style:style style:name="T17" style:family="text">
      <style:text-properties officeooo:rsid="0009e47f"/>
    </style:style>
    <style:style style:name="T18" style:family="text">
      <style:text-properties officeooo:rsid="000ff702"/>
    </style:style>
    <style:style style:name="T19" style:family="text">
      <style:text-properties officeooo:rsid="0015d62d"/>
    </style:style>
    <style:style style:name="T20" style:family="text">
      <style:text-properties officeooo:rsid="001866ae"/>
    </style:style>
    <style:style style:name="T21" style:family="text">
      <style:text-properties officeooo:rsid="00187af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viewers comments:<text:line-break/>*** REFEREE 1 REPORT ***<text:line-break/>========================================<text:line-break/><text:line-break/>** Below you can find comments on each criterions **<text:line-break/>---------------------------------------------------------------------------------------<text:line-break/><text:line-break/>1 . Importance of the manuscript for the thematic area<text:line-break/>Besides the paper covering an important issue, it highlights directions of new research angles of digital forensics. With the rapid development of technology, there needs to evaluate the standards and tools for critical fields such as digital forensics.<text:line-break/><text:line-break/>2 . Implementation potential of the proposed concept<text:line-break/>The proposed concept is easy and straightforward.<text:line-break/><text:line-break/>3 . Completeness of the references<text:line-break/>The references are good with minor issues.<text:line-break/><text:line-break/>4 . Novelty of the contribution<text:line-break/>The paper provides an analysis of specific Deleted File Recovery (DFR) Tools according to their performance and compliance of NIST Standards. The paper’s contribution is novel within particular considerations. The novelty of the paper contribution is depreciated because other works have been conducted to analysis computer tools and applications of forensics, for example, “Digital Forensics Tools” by Román1 et al. and “Cyber Forensic Tools: A Review” by Prasanthi.<text:line-break/><text:line-break/>5 . Innovation impact of the proposed concept<text:line-break/>Analysis of DFR tools according to their compliance with NIST Standards is essential, and the paper target a critical issue, which is the credibility or ability of the tools to meet the criterion. However, the paper scope is limited to specific tools and particular scenarios. For example, the paper targets a specific type of files systems (NTFS and FAT). Other types are postponed to future work.<text:line-break/><text:line-break/>6 . Technical content and correctness of the contribution<text:line-break/>The paper conducted an exhaustive analysis of the DFR tools ability to retrieve a deleted file with different scenarios. The study is done by analyzing well-known DRF tools to deal with wide-used-system-file types. This provides excellent technical content. There is no correctness issue of the contribution. The paper presents a clear and straightforward methodology to evaluate the performance of DFR tools.<text:line-break/>However, as we mention in previous section, the scope of the paper is limited that leads to narrow the generalization of the contribution. Analyzing the performance of a few tools on a limited type of file systems impacts the generality.<text:line-break/>Moreover, the paper does not provide literal review and provide details about related work.<text:line-break/><text:line-break/>7 . Quality of the writing<text:line-break/>.The paper is well written. However, the figures need to be improved.<text:line-break/><text:line-break/>** General comments by referee 1 to Author**<text:line-break/>---------------------------------------------------------------------------------------<text:line-break/>The paper generally is good and well written. The presentation of the article is coherent and easy to follow. However, there is some point that may need to improve:<text:line-break/><text:soft-page-break/>1- The designed test cases in section 4.2 could be grouped into three categories: deleted files, overwritten files, and fragmented files. This will allow the reader to perceive different instances. </text:p>
      <text:p text:style-name="P1"><text:span text:style-name="T1">We added subheadings </text:span><text:span text:style-name="T2">to </text:span><text:span text:style-name="T8">section </text:span><text:span text:style-name="T2">4.2 </text:span><text:span text:style-name="T1">separating the test cases into 5 categories.</text:span></text:p>
      <text:p text:style-name="P2"><text:line-break/>2- The related work section is essential when the contribution is limited to particular cases. The section can exhibit past work and maintain the claim of postponing some work to the future. </text:p>
      <text:p text:style-name="P3">We added a remaining work section <text:span text:style-name="T19">5.3</text:span>.</text:p>
      <text:p text:style-name="P6"><text:line-break/>3- Figures 10 and 11 need to be adjusted. For example, the row index (FAT 1, FAT2,…) can be Case 1, Case 2, and so on. This is applied in Figure 11, where INFS(s) can be Case(s). Moreover, each figure has five tables. They can be combined in one table with the same row index. The columns are the DFR tool names. </text:p>
      <text:p text:style-name="P4">We changed the row indexes to Case 1, <text:span text:style-name="T17">Case 2</text:span>, etc. so they are now consistent with the test cases in <text:span text:style-name="T18">section </text:span>4.2.</text:p>
      <text:p text:style-name="P7"><text:span text:style-name="T3">We have left the figures as is in regards to the separate tables. </text:span><text:span text:style-name="T4">Merging the tables results in a rather confusing and harder to read figure a</text:span><text:span text:style-name="T5">s it would have </text:span><text:span text:style-name="T4">two layers of column indexes (</text:span><text:span text:style-name="T6">4 “core feature” columns inside each “DFR tool name” column)</text:span><text:span text:style-name="T4">. We believe t</text:span><text:span text:style-name="T7">he figure</text:span><text:span text:style-name="T4"> is more accessible as is.</text:span></text:p>
      <text:p text:style-name="P8"><text:line-break/>4- There is no need for some citations in section five. For example, TestDisk is cited as [7] in section 5.1, where it is already mentioned and cited in section 4.4</text:p>
      <text:p text:style-name="P5">We removed the redundant citations.</text:p>
      <text:p text:style-name="P9"><text:line-break/>5- Please update the lines in the references. Reference 3 should be : https://www.nist.gov/system/files/documents/2017/05/09/dfr-req-1.1-pd-01.pdf</text:p>
      <text:p text:style-name="P10"><text:span text:style-name="T9">We fixed the broken link.</text:span><text:line-break/><text:line-break/><text:line-break/>*** REFEREE 3 REPORT ***<text:line-break/>========================================<text:line-break/><text:line-break/>** Below you can find comments on each criterions **<text:line-break/>---------------------------------------------------------------------------------------<text:line-break/><text:line-break/>1 . Completeness of the references<text:line-break/>Would be better to add some reference to related works like "A Strategy for Testing Metadata Based Deleted File Recovery Tools". <text:line-break/>Link for reference 3 is broken<text:line-break/><text:line-break/>2 . Quality of the writing<text:line-break/>The quality of writing was good.<text:line-break/><text:line-break/>3 . Novelty of the contribution<text:line-break/>The novelty in this paper lies with new and updated DFR tools to check with NIST compliance. Paper does a good job of selecting some of the updated tools to check.<text:line-break/>There has been other work regarding the testing of such tools. Though this works looks it from the updated NIST compliance.<text:line-break/><text:line-break/>4 . Innovation impact of the proposed concept<text:line-break/>In terms of innovation impact, the paper does try to cover cases of possible deleted files in two file <text:soft-page-break/>systems. Though the methods used are not innovative.<text:line-break/><text:line-break/>5 . Technical content and correctness of the contribution<text:line-break/>Technically explanation is well written and the methods applied are practical.<text:line-break/><text:line-break/>6 . Importance of the manuscript for the thematic area<text:line-break/>The work done may be classified as simple but it is important. This work emphasizes how the NIST standards are inadequate and they need to be updated. It also helps in understanding which parts of NIST compliance are not feasible and why. This work can help in writing down a new set of compliance requirements.<text:line-break/><text:line-break/>7 . Implementation potential of the proposed concept<text:line-break/>Implementation of this project is practical but may require some polishing. It will have to be more specific in how to choose tools to evaluate or how to measure the popularity. From a compliance writing perspective, it would need to be broader.<text:line-break/><text:line-break/>** General comments by referee 3 to Author**<text:line-break/>---------------------------------------------------------------------------------------<text:line-break/>Overall the paper was good and an important step towards bringing attention to unfeasible and old compliance requirements. However below are my comments to improve the paper further.<text:line-break/><text:line-break/>1. Lack of related work: Would like to see some reference to related work like "A Strategy for Testing Metadata Based Deleted File Recovery Tools"</text:p>
      <text:p text:style-name="P12"><text:span text:style-name="T10">We added a related work section 5.3. </text:span><text:span text:style-name="T13">We also added a paragraph to the end of section 5.2 addressing a point in "A Strategy for Testing Metadata Based Deleted File Recovery Tools" which may e</text:span><text:span text:style-name="T14">xplain the contradiction we discuss in that section</text:span><text:span text:style-name="T13">.</text:span></text:p>
      <text:p text:style-name="P10"><text:line-break/>2. What were the criteria for selecting the "popular tools"?</text:p>
      <text:p text:style-name="P11"><text:span text:style-name="T11">We added </text:span><text:span text:style-name="T15">some </text:span><text:span text:style-name="T11">lines to </text:span><text:span text:style-name="T16">section </text:span><text:span text:style-name="T11">4.4 explaining </text:span><text:span text:style-name="T12">our reasoning.</text:span></text:p>
      <text:p text:style-name="P10"><text:line-break/>3. Link for reference 3 is broken</text:p>
      <text:p text:style-name="P10"><text:span text:style-name="T9">We fixed the broken link.</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23T20:03:46.302259862</meta:creation-date>
    <dc:date>2019-12-23T20:37:12.749646345</dc:date>
    <meta:editing-duration>PT33M18S</meta:editing-duration>
    <meta:editing-cycles>22</meta:editing-cycles>
    <meta:generator>LibreOffice/6.3.3.2.0$Linux_X86_64 LibreOffice_project/30$Build-2</meta:generator>
    <meta:document-statistic meta:table-count="0" meta:image-count="0" meta:object-count="0" meta:page-count="3" meta:paragraph-count="16" meta:word-count="1125" meta:character-count="7153" meta:non-whitespace-character-count="6013"/>
  </office:meta>
</office:document-meta>
</file>